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e27a" officeooo:paragraph-rsid="0017e27a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7e27a" officeooo:paragraph-rsid="0017e27a" fo:background-color="#ffff00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b4475" officeooo:paragraph-rsid="001b4475" fo:background-color="#ffff00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c5430" officeooo:paragraph-rsid="001c5430" fo:background-color="#ffff00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c5430" officeooo:paragraph-rsid="001c5430" fo:background-color="#ffffff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1b4475" officeooo:paragraph-rsid="001b4475" fo:background-color="#ffffff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c5430" officeooo:paragraph-rsid="001c5430" fo:background-color="#ffffff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DD &amp; EVEN</text:p>
      <text:p text:style-name="P1"/>
      <text:p text:style-name="P1">varx = [1,2,3,4,5,6,7,8,9,10]</text:p>
      <text:p text:style-name="P1">even = []</text:p>
      <text:p text:style-name="P1">odd = []</text:p>
      <text:p text:style-name="P1">for rec in varx:</text:p>
      <text:p text:style-name="P1"><text:s text:c="4"/>if rec % 2 == 0:</text:p>
      <text:p text:style-name="P1"><text:s text:c="8"/>even.append(rec)</text:p>
      <text:p text:style-name="P1"><text:s text:c="4"/>else:</text:p>
      <text:p text:style-name="P1"><text:s text:c="8"/>odd.append(rec)</text:p>
      <text:p text:style-name="P1">print(even)</text:p>
      <text:p text:style-name="P1">print(odd)</text:p>
      <text:p text:style-name="P1"/>
      <text:p text:style-name="P3">ANAGRAM String</text:p>
      <text:p text:style-name="P3"/>
      <text:p text:style-name="P6">def check_anagram(param1, param2):</text:p>
      <text:p text:style-name="P6"><text:s text:c="4"/>if sorted(param1) == sorted(param2):</text:p>
      <text:p text:style-name="P6"><text:s text:c="8"/>return "The Strings are Anagram."</text:p>
      <text:p text:style-name="P6"><text:s text:c="4"/>else:</text:p>
      <text:p text:style-name="P6"><text:s text:c="8"/>return "The Strings are not Anagram."</text:p>
      <text:p text:style-name="P6">s1 = str(input("Enter the string1: "))</text:p>
      <text:p text:style-name="P6">s2 = str(input("Enter the string2: ")) <text:s/></text:p>
      <text:p text:style-name="P6"><text:s text:c="8"/></text:p>
      <text:p text:style-name="P6">print(check_anagram(s1,s2))</text:p>
      <text:p text:style-name="P6"/>
      <text:p text:style-name="P4">MAX of 3</text:p>
      <text:p text:style-name="P5"/>
      <text:p text:style-name="P7">maxof3 = 0</text:p>
      <text:p text:style-name="P7">def check_maxof3(a,b,c):</text:p>
      <text:p text:style-name="P7"><text:s text:c="4"/>if (a&gt;=b) and (a&gt;=c):</text:p>
      <text:p text:style-name="P7"><text:s text:c="8"/>maxof3 = a</text:p>
      <text:p text:style-name="P7"><text:s text:c="4"/>elif b&gt;=a and b&gt;=c:</text:p>
      <text:p text:style-name="P7"><text:s text:c="8"/>maxof3 = b</text:p>
      <text:p text:style-name="P7"><text:s text:c="4"/>else:</text:p>
      <text:p text:style-name="P7"><text:s text:c="8"/>maxof3 = c</text:p>
      <text:p text:style-name="P7"><text:s text:c="4"/>return maxof3</text:p>
      <text:p text:style-name="P7">n1 = int(input("Enter the number1: "))</text:p>
      <text:p text:style-name="P7">n2 = int(input("Enter the number2: "))</text:p>
      <text:p text:style-name="P7">n3 = int(input("Enter the number3: "))</text:p>
      <text:p text:style-name="P7"/>
      <text:p text:style-name="P7">print(check_maxof3(n1,n2,n3)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03T22:47:48.364220728</meta:creation-date>
    <dc:date>2024-09-09T00:04:15.850998522</dc:date>
    <meta:editing-duration>PT55M12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35" meta:word-count="108" meta:character-count="778" meta:non-whitespace-character-count="606"/>
  </office:meta>
</office:document-meta>
</file>